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47cm" svg:height="5.228cm" svg:x="6.715cm" svg:y="14.335cm">
          <draw:text-box>
            <text:p>This is a drawing?</text:p>
            <text:p/>
            <text:p>A drawing, a drawing!</text:p>
            <text:p/>
            <text:p>This is a drawing,</text:p>
            <text:p/>
            <text:p>Aren't you mad envious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Bashford</meta:initial-creator>
    <meta:creation-date>2015-07-26T09:23:09</meta:creation-date>
    <dc:date>2015-07-26T09:24:23</dc:date>
    <dc:creator>David Bashford</dc:creator>
    <meta:editing-duration>PT1M15S</meta:editing-duration>
    <meta:editing-cycles>1</meta:editing-cycles>
    <meta:document-statistic meta:object-count="1"/>
    <meta:generator>OpenOffice.org/3.3$Unix OpenOffice.org_project/330m20$Build-9567</meta:generator>
  </office:meta>
</office:document-meta>
</file>